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14">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6">
      <style:text-properties fo:font-weight="normal" style:font-weight-asian="normal" style:font-weight-complex="normal"/>
    </style:style>
    <style:style style:name="P11" style:family="paragraph" style:parent-style-name="Text_20_body" style:list-style-name="L14">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11">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4">
      <style:text-properties style:text-line-through-style="solid" fo:font-weight="bold" style:text-underline-mode="skip-white-space" style:text-overline-mode="skip-white-space" style:text-line-through-mode="skip-white-space" style:font-weight-asian="bold" style:font-weight-complex="bold"/>
    </style:style>
    <style:style style:name="P24"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2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932434770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4"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668017962" text:style-name="L2">
        <text:list-item>
          <text:p text:style-name="P3">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932205368"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essure filter duration time constant.</text:p>
          <text:p text:style-name="P4">Hard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coded in function correctThermalLag, used passing no extra arguments in the call.</text:p>
          <text:p text:style-name="P4">Bounds are hardcoded in function adjustThermalLagParams.</text:p>
          <text:p text:style-name="P4">Used:</text:p>
          <text:list>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text:soft-page-break/>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1771608231" text:style-name="L4">
        <text:list-item>
          <text:p text:style-name="P5">GetDeploymentsRemotely:</text:p>
        </text:list-item>
      </text:list>
      <text:list xml:id="list958193697" text:style-name="L5">
        <text:list-header>
          <text:p text:style-name="P6">Get active deployment list from Gapp URL and parse the JSON output to a structure containing deployment parameters and tracking data from the surface logs.</text:p>
        </text:list-header>
      </text:list>
      <text:list xml:id="list224169286" text:continue-list="list1771608231" text:style-name="L4">
        <text:list-item>
          <text:p text:style-name="P5">ConvertSlocumBinaries:</text:p>
        </text:list-item>
      </text:list>
      <text:list xml:id="list1113820540" text:continue-list="list958193697"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1635031214" text:continue-list="list224169286" text:style-name="L4">
        <text:list-item>
          <text:p text:style-name="P5">LoadTransectData:</text:p>
        </text:list-item>
      </text:list>
      <text:list xml:id="list1180691349" text:continue-list="list1113820540"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593946706" text:continue-list="list1635031214" text:style-name="L4">
        <text:list-item>
          <text:p text:style-name="P5">ProcessGliderData:</text:p>
        </text:list-item>
      </text:list>
      <text:list xml:id="list2077319343" text:continue-list="list1180691349"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1139466309"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oft-page-break/><text:span text:style-name="T1">conductivity</text:span>, <text:span text:style-name="T1">temperature</text:span> and <text:span text:style-name="T1">pressure</text:span>: ctd readings.</text:p>
              </text:list-item>
              <text:list-item>
                <text:p text:style-name="P6"><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137762092" text:continue-numbering="true" text:style-name="L5">
        <text:list-header>
          <text:p text:style-name="P6">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text:bookmark-start text:name="__DdeLink__1352_1147801867"/>sci_ctd41cp_timestamp<text:bookmark-end text:name="__DdeLink__1352_1147801867"/>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text:soft-page-break/>Select <text:span text:style-name="T1">conductivity</text:span>, <text:span text:style-name="T1">temperature</text:span> and <text:span text:style-name="T1">pressure</text:span> sensors (ctd).</text:p>
              <text:p text:style-name="P6">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text:span><text:span text:style-name="T2">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oft-page-break/><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656918194" text:continue-list="list593946706" text:style-name="L4">
        <text:list-item>
          <text:p text:style-name="P5">GridGliderData:</text:p>
        </text:list-item>
      </text:list>
      <text:list xml:id="list1010789407" text:continue-list="list137762092"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oft-page-break/><text:span text:style-name="T1">grids</text:span><text:span text:style-name="T2">: struct with fields named after gridding variables. They are matrices containing column profiles.</text:span></text:p>
                </text:list-item>
                <text:list-item>
                  <text:p text:style-name="P6"><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216408723" text:style-name="L6">
        <text:list-item>
          <text:p text:style-name="P12">Java PostgreSQL driver.</text:p>
          <text:p text:style-name="P12">It may be installed from the distribution repositories as a package <text:span text:style-name="T1">libpg-java</text:span> (renamed to <text:span text:style-name="T1">libpostgresql-jdbc-java</text:span><text:span text:style-name="T2"> in Debian repositories on March 2012</text:span>).</text:p>
          <text:p text:style-name="P12">Add the corresponding jar file (/usr/share/java/postgresql.jar) to the dynamic java classpath with javaaddpath (javaaddpath('/usr/share/java/postgresql.jar')) or to the static path adding it to the list in classpath.txt (edit classpath.txt).</text:p>
        </text:list-item>
        <text:list-item>
          <text:p text:style-name="P12">NetCDF library.</text:p>
          <text:p text:style-name="P12">Currently using <text:span text:style-name="T1">snctools</text:span> (MATLAB) or <text:span text:style-name="T1">octcdf</text:span> (Octave).</text:p>
          <text:p text:style-name="P12">For snctools follow instructions in the website.</text:p>
          <text:p text:style-name="P12">The octcdf package may be installed from the distribution repositories as a package <text:span text:style-name="T1">octave-octcdf</text:span><text:span text:style-name="T2">.</text:span></text:p>
        </text:list-item>
        <text:list-item>
          <text:p text:style-name="P10">Slocum programs provided by Webb Research Company (WRC).</text:p>
          <text:p text:style-name="P12"><text:span text:style-name="T2">Currently only the program </text:span><text:span text:style-name="T1">dbd2asc</text:span><text:span text:style-name="T2"> is needed, providing binary to ascii conversion for Slocum data files.</text:span></text:p>
          <text:p text:style-name="P12"><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0">In the past, all this programs were shipped with the toolbox, but they are not provided anymore.</text:p>
        </text:list-item>
        <text:list-item>
          <text:p text:style-name="P10">UTC time handling helper functions for MATLAB.</text:p>
          <text:p text:style-name="P10">A compatibility wrapper function is provided in the toolbox.</text:p>
          <text:p text:style-name="P12"><text:span text:style-name="T2">For MATLAB, it uses a mex file calling the standard C </text:span><text:span text:style-name="T1">time()</text:span><text:span text:style-name="T2"> function. The mex file may be built with the setup function </text:span><text:span text:style-name="T1">setupMexPosixtime()</text:span><text:span text:style-name="T2">.</text:span></text:p>
          <text:p text:style-name="P12"><text:span text:style-name="T2">For Octave, the already shipped </text:span><text:span text:style-name="T1">time()</text:span><text:span text:style-name="T2"> function is used.</text:span></text:p>
        </text:list-item>
        <text:list-item>
          <text:p text:style-name="P12"><text:span text:style-name="T2">GPC library (General Polygon Clipper) for polygon triangulation.</text:span></text:p>
          <text:p text:style-name="P12"><text:span text:style-name="T2">Used to compute to triangulate the region bounded by measurements in consecutive casts, which may form a self intersecting polygon.</text:span></text:p>
          <text:p text:style-name="P12"><text:span text:style-name="T2">On Debian based systems, it is provided by package </text:span><text:span text:style-name="T1">libgpcl-dev</text:span><text:span text:style-name="T2"> in the non-free section of the distribution repositories. Alternatively, it may be downloaded from the official web site: </text:span><text:soft-page-break/><text:a xlink:type="simple" xlink:href="http://www.cs.man.ac.uk/~amurta/software/index.html#gpc"><text:span text:style-name="T2">http://www.cs.man.ac.uk/~amurta/software/index.html#gpc</text:span></text:a></text:p>
          <text:p text:style-name="P12"><text:span text:style-name="T2">A mex file calling the triangulation function is provided, and may be built with the setup function </text:span><text:span text:style-name="T1">setupMexPosixTime()</text:span><text:span text:style-name="T2">.</text:span></text:p>
          <text:p text:style-name="P12"/>
        </text:list-item>
      </text:list>
      <text:h text:style-name="Heading_20_2" text:outline-level="2">Proposed configuration options</text:h>
      <text:list xml:id="list1648218262" text:style-name="L7">
        <text:list-item>
          <text:p text:style-name="P13">database_access: struct with data base access parameters.</text:p>
          <text:list>
            <text:list-item>
              <text:p text:style-name="P13">url</text:p>
            </text:list-item>
            <text:list-item>
              <text:p text:style-name="P13">name</text:p>
            </text:list-item>
            <text:list-item>
              <text:p text:style-name="P13">user</text:p>
            </text:list-item>
            <text:list-item>
              <text:p text:style-name="P13">password</text:p>
            </text:list-item>
            <text:list-item>
              <text:p text:style-name="P13">driver</text:p>
            </text:list-item>
          </text:list>
        </text:list-item>
        <text:list-item>
          <text:p text:style-name="P13">database_fields: struct mapping each deployment parameter field name with the corresponding column in the query.</text:p>
          <text:list>
            <text:list-item>
              <text:p text:style-name="P13">name: deployment name.</text:p>
            </text:list-item>
            <text:list-item>
              <text:p text:style-name="P13">glider: glider platform name.</text:p>
            </text:list-item>
            <text:list-item>
              <text:p text:style-name="P13">start_date: deployment start date (seconds since POSIX epoch).</text:p>
            </text:list-item>
            <text:list-item>
              <text:p text:style-name="P13">end_date: deployment end date (seconds since POSIX epoch).</text:p>
            </text:list-item>
          </text:list>
        </text:list-item>
        <text:list-item>
          <text:p text:style-name="P13">database_query: query to get the deployment parameters.</text:p>
        </text:list-item>
        <text:list-item>
          <text:p text:style-name="P13">local_paths: glider url patterns according to new filesystem layout.</text:p>
          <text:list>
            <text:list-item>
              <text:p text:style-name="P13">binary</text:p>
            </text:list-item>
            <text:list-item>
              <text:p text:style-name="P13">cache</text:p>
            </text:list-item>
            <text:list-item>
              <text:p text:style-name="P13">log</text:p>
            </text:list-item>
            <text:list-item>
              <text:p text:style-name="P13">ascii</text:p>
            </text:list-item>
            <text:list-item>
              <text:p text:style-name="P13">figures</text:p>
            </text:list-item>
            <text:list-item>
              <text:p text:style-name="P13">netcdf_l0</text:p>
            </text:list-item>
            <text:list-item>
              <text:p text:style-name="P13">netcdf_l1</text:p>
            </text:list-item>
            <text:list-item>
              <text:p text:style-name="P13">netcdf_l2</text:p>
            </text:list-item>
            <text:list-item>
              <text:p text:style-name="P13">processing_log</text:p>
            </text:list-item>
          </text:list>
        </text:list-item>
        <text:list-item>
          <text:p text:style-name="P13">public_product_paths:</text:p>
          <text:list>
            <text:list-item>
              <text:p text:style-name="P13">nc_l0</text:p>
            </text:list-item>
            <text:list-item>
              <text:p text:style-name="P13">nc_l1</text:p>
            </text:list-item>
            <text:list-item>
              <text:p text:style-name="P13">nc_l2</text:p>
            </text:list-item>
            <text:list-item>
              <text:p text:style-name="P13">figure_description_json</text:p>
            </text:list-item>
            <text:list-item>
              <text:p text:style-name="P13"><text:soft-page-break/>figure_dir</text:p>
            </text:list-item>
          </text:list>
        </text:list-item>
      </text:list>
      <text:h text:style-name="Heading_20_2" text:outline-level="2">Proposed changes</text:h>
      <text:list xml:id="list1446468891" text:continue-numbering="true" text:style-name="L7">
        <text:list-item>
          <text:p text:style-name="P13">GetDeploymentsRemotely:</text:p>
          <text:list>
            <text:list-item>
              <text:p text:style-name="P13">Switch to retrieve information from data base.</text:p>
            </text:list-item>
          </text:list>
        </text:list-item>
        <text:list-item>
          <text:p text:style-name="P13">GetDockserverFiles:</text:p>
          <text:list>
            <text:list-item>
              <text:p text:style-name="P13">?? Split structured arguments in basic arguments:</text:p>
              <text:list>
                <text:list-item>
                  <text:p text:style-name="P13">ftp url, user, and password.</text:p>
                </text:list-item>
                <text:list-item>
                  <text:p text:style-name="P13">Deployment/mission start date and time (default POSIX epoch) and end date and time (default now).</text:p>
                </text:list-item>
                <text:list-item>
                  <text:p text:style-name="P13">Target directory for binary and log files.</text:p>
                </text:list-item>
                <text:list-item>
                  <text:p text:style-name="P13">Glider name.</text:p>
                </text:list-item>
                <text:list-item>
                  <text:p text:style-name="P13">?? remote binary and log paths.</text:p>
                </text:list-item>
              </text:list>
            </text:list-item>
          </text:list>
        </text:list-item>
        <text:list-item>
          <text:p text:style-name="P13">ConvertSlocumBinaries:</text:p>
          <text:list>
            <text:list-item>
              <text:p text:style-name="P13">?? Add option for path of conversion binaries.</text:p>
            </text:list-item>
            <text:list-item>
              <text:p text:style-name="P13">Reimplement absolute path conversion function using fileattrib.</text:p>
            </text:list-item>
            <text:list-item>
              <text:p text:style-name="P13">?? Switch to conversion to dba, separated merge (newly implemented or using shipped executables), and dba2struct conversion function.</text:p>
            </text:list-item>
          </text:list>
        </text:list-item>
        <text:list-item>
          <text:p text:style-name="P13">Image output directory:</text:p>
          <text:list>
            <text:list-item>
              <text:p text:style-name="P13">Switch ${outputDirs.imageBaseLocalPath}/${GLIDER}/${DEPLOYMENT} to 'figures' directory in glider deployment/mission data directory tree.</text:p>
            </text:list-item>
          </text:list>
        </text:list-item>
        <text:list-item>
          <text:p text:style-name="P13">LoadTransectData:</text:p>
          <text:list>
            <text:list-item>
              <text:p text:style-name="P13">ListLoaders and SortLoaders:</text:p>
              <text:list>
                <text:list-item>
                  <text:p text:style-name="P13">?? Change .ascii for folder at line 48.</text:p>
                </text:list-item>
                <text:list-item>
                  <text:p text:style-name="P13">Clean up unnecessary code in sortLoaders (use regex matches).</text:p>
                </text:list-item>
                <text:list-item>
                  <text:p text:style-name="P13">?? Fusion ListLoaders and SortLoaders.</text:p>
                </text:list-item>
              </text:list>
            </text:list-item>
            <text:list-item>
              <text:p text:style-name="P13">DealWithGlobalWorkspace</text:p>
              <text:list>
                <text:list-item>
                  <text:p text:style-name="P13">Simplify saving functionality.</text:p>
                </text:list-item>
              </text:list>
            </text:list-item>
            <text:list-item>
              <text:p text:style-name="P13">Simplify ListLoaders.</text:p>
            </text:list-item>
            <text:list-item>
              <text:p text:style-name="P13">Move sorting code to output function or use shipped sortrows.</text:p>
            </text:list-item>
          </text:list>
        </text:list-item>
        <text:list-item>
          <text:p text:style-name="P13">RemoveDuplicatedRecords:</text:p>
          <text:list>
            <text:list-item>
              <text:p text:style-name="P13">Clarify option meaning.</text:p>
            </text:list-item>
            <text:list-item>
              <text:p text:style-name="P13">Reimplement to allow different fill methods ('delete', 'first', 'last', 'mean').</text:p>
            </text:list-item>
          </text:list>
        </text:list-item>
        <text:list-item>
          <text:p text:style-name="P13">GenerateNcProduct, GetRawGliderVarAtts, GetProcGliderVarAtts and WriteGliderStaticMetadata:</text:p>
          <text:list>
            <text:list-item>
              <text:p text:style-name="P13"><text:soft-page-break/>Take out code for copying files to product public path (move it to main script).</text:p>
            </text:list-item>
            <text:list-item>
              <text:p text:style-name="P13">?? Add 'coordinates' attribute to variables.</text:p>
            </text:list-item>
            <text:list-item>
              <text:p text:style-name="P13">Check for CF 1.6 conventions.</text:p>
            </text:list-item>
            <text:list-item>
              <text:p text:style-name="P13">Check for attributes.</text:p>
              <text:list>
                <text:list-item>
                  <text:p text:style-name="P13">Latitude and longitude units: nmea, degrees.</text:p>
                </text:list-item>
              </text:list>
            </text:list-item>
            <text:list-item>
              <text:p text:style-name="P13">Move code to function generating each level file.</text:p>
            </text:list-item>
            <text:list-item>
              <text:p text:style-name="P13">Use external structs to pass variable attributes and global attributes as arguments.</text:p>
            </text:list-item>
          </text:list>
        </text:list-item>
        <text:list-item>
          <text:p text:style-name="P13">Nmea2deg;</text:p>
          <text:list>
            <text:list-item>
              <text:p text:style-name="P13">Simplify code using fix and rem (deg = fix(nmea/100) + rem(nmea,100)/60)</text:p>
            </text:list-item>
          </text:list>
        </text:list-item>
        <text:list-item>
          <text:p text:style-name="P13">Introduce preprocessing/unit_conversion stage (previous to L0) to deal with:</text:p>
          <text:list>
            <text:list-item>
              <text:p text:style-name="P13">Latitude and longitude nmea format.</text:p>
            </text:list-item>
          </text:list>
        </text:list-item>
        <text:list-item>
          <text:p text:style-name="P13">ProcessGliderData:</text:p>
          <text:list>
            <text:list-item>
              <text:p text:style-name="P13">Add meta output argument to track processing issues:</text:p>
              <text:list>
                <text:list-item>
                  <text:p text:style-name="P13">interpolated variable values</text:p>
                </text:list-item>
              </text:list>
            </text:list-item>
            <text:list-item>
              <text:p text:style-name="P13">Recode to avoid use of unnecessary variables (eval and clear constructs)</text:p>
              <text:list>
                <text:list-item>
                  <text:p text:style-name="P13">Note: probably was coded this way for some reason related to the fact that shipped m-loaders introduce global variables for each sensor.</text:p>
                </text:list-item>
              </text:list>
            </text:list-item>
            <text:list-item>
              <text:p text:style-name="P13">Recode removing spatio-temporal unreferenced data section because there is an unnecessary double check.</text:p>
            </text:list-item>
            <text:list-item>
              <text:p text:style-name="P13">Move desynchronized data removal code to a separate function.</text:p>
            </text:list-item>
            <text:list-item>
              <text:p text:style-name="P13">Do desynchronized data removal in the regularization section prior to the computation of time series.</text:p>
            </text:list-item>
            <text:list-item>
              <text:p text:style-name="P13">?? Change identification of profile for a cleaner approach.</text:p>
              <text:list>
                <text:list-item>
                  <text:p text:style-name="P13">Create glider direction time series marking the direction of the glider at each record with -1 for downcast, 1 for upcast and 0 for start/end points of upcasts and downcasts.</text:p>
                </text:list-item>
                <text:list-item>
                  <text:p text:style-name="P13">Change existing profile index time serie to all profiles numbered (decimal numbers at start/end of upcast/downcast).</text:p>
                </text:list-item>
                <text:list-item>
                  <text:p text:style-name="P13">Use function to validate a single profile.</text:p>
                </text:list-item>
              </text:list>
            </text:list-item>
            <text:list-item>
              <text:p text:style-name="P13">Change sensor lag related code:</text:p>
              <text:list>
                <text:list-item>
                  <text:p text:style-name="P13">Do the parameter estimation and the correction in the same cell (loop over sensor) according to new option specification.</text:p>
                </text:list-item>
                <text:list-item>
                  <text:p text:style-name="P13">?? Correct full serie instead of individual profiles.</text:p>
                </text:list-item>
              </text:list>
            </text:list-item>
            <text:list-item>
              <text:p text:style-name="P13">Change thermal lag related code.</text:p>
              <text:list>
                <text:list-item>
                  <text:p text:style-name="P13">Do the parameter estimation and correction on the same cell (loop over sets of correction parameters).</text:p>
                </text:list-item>
                <text:list-item>
                  <text:p text:style-name="P13"><text:soft-page-break/>?? Correct full serie instead of individual profiles.</text:p>
                </text:list-item>
                <text:list-item>
                  <text:p text:style-name="P13">Adapt code for new option specification.</text:p>
                </text:list-item>
              </text:list>
            </text:list-item>
            <text:list-item>
              <text:p text:style-name="P13">Move quality control code to its own function and call it from main script.</text:p>
            </text:list-item>
            <text:list-item>
              <text:p text:style-name="P13">?? Store water current information as any other timeserie.</text:p>
            </text:list-item>
            <text:list-item>
              <text:p text:style-name="P13">?? Index transects (traversal from one waypoint to an other) as did it for the profiles.</text:p>
            </text:list-item>
          </text:list>
        </text:list-item>
        <text:list-item>
          <text:p text:style-name="P13">FillScienceTime:</text:p>
          <text:list>
            <text:list-item>
              <text:p text:style-name="P13">?? Switch from interpolate over index (regular sampling assumption) to interpolate over navigation time.</text:p>
              <text:p text:style-name="P13">@GLIDERTEAM: Are there scientific data records without scientific time?</text:p>
              <text:p text:style-name="P13">@GLIDERTEAM: Are there navigation data records without navigation time?</text:p>
            </text:list-item>
          </text:list>
        </text:list-item>
        <text:list-item>
          <text:p text:style-name="P13">ApplyPressureFilter</text:p>
          <text:list>
            <text:list-item>
              <text:p text:style-name="P13">Pass time constant (filter duration) as input argument.</text:p>
            </text:list-item>
            <text:list-item>
              <text:p text:style-name="P13">Recode it removing duplicate record handling.</text:p>
            </text:list-item>
          </text:list>
        </text:list-item>
        <text:list-item>
          <text:p text:style-name="P13">FindVariableTimeConstant:</text:p>
          <text:list>
            <text:list-item>
              <text:p text:style-name="P13">?? Move code to main processing function.</text:p>
            </text:list-item>
            <text:list-item>
              <text:p text:style-name="P13">Split structured time serie input into time, depth, direction and variable 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imeConstant:</text:p>
          <text:list>
            <text:list-item>
              <text:p text:style-name="P13">Split profile struct input arguments into time, depth and variable sequences.</text:p>
            </text:list-item>
            <text:list-item>
              <text:p text:style-name="P13">Move nested function to sub-function.</text:p>
            </text:list-item>
          </text:list>
        </text:list-item>
        <text:list-item>
          <text:p text:style-name="P13">CorrectTimeResponse:</text:p>
          <text:list>
            <text:list-item>
              <text:p text:style-name="P13">Adapt it to accept invalid values (NaN) in input, preserving them in output.</text:p>
            </text:list-item>
            <text:list-item>
              <text:p text:style-name="P13">Simplify it using gradient or find already shipped function doing the same.</text:p>
            </text:list-item>
          </text:list>
        </text:list-item>
        <text:list-item>
          <text:p text:style-name="P13">FindGliderParams:</text:p>
          <text:list>
            <text:list-item>
              <text:p text:style-name="P13">?? Move code to main processing function.</text:p>
            </text:list-item>
            <text:list-item>
              <text:p text:style-name="P13">Split structured time serie input into time, depth, direction, temperature and conductivity <text:s/>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hermalLagParams:</text:p>
          <text:list>
            <text:list-item>
              <text:p text:style-name="P13">Split structured time serie input into time, depth, direction, temperature and conductivity sequences.</text:p>
            </text:list-item>
            <text:list-item>
              <text:p text:style-name="P13"><text:soft-page-break/>Move nested function to sub-function.</text:p>
            </text:list-item>
          </text:list>
        </text:list-item>
        <text:list-item>
          <text:p text:style-name="P13">CorrectThermalLag:</text:p>
          <text:list>
            <text:list-item>
              <text:p text:style-name="P13">Split input profile structure into several arguments (time, depth, temperature, conductivity, pitch).</text:p>
            </text:list-item>
            <text:list-item>
              <text:p text:style-name="P13">?? Make pitch input mandatory or default it to 90º (perfectly vertical profile).</text:p>
            </text:list-item>
            <text:list-item>
              <text:p text:style-name="P13">Make correction parameters argument mandatory.</text:p>
              <text:list>
                <text:list-item>
                  <text:p text:style-name="P13">Move default ones out to its own function.</text:p>
                </text:list-item>
              </text:list>
            </text:list-item>
            <text:list-item>
              <text:p text:style-name="P13">Split output profile into temperature in cell and conductivity out of cell sequences.</text:p>
            </text:list-item>
          </text:list>
        </text:list-item>
        <text:list-item>
          <text:p text:style-name="P13">BuildPolygon:</text:p>
          <text:list>
            <text:list-item>
              <text:p text:style-name="P13">Recode section computing area to avoid loop.</text:p>
            </text:list-item>
          </text:list>
        </text:list-item>
        <text:list-item>
          <text:p text:style-name="P13">GridGliderData:</text:p>
          <text:list>
            <text:list-item>
              <text:p text:style-name="P13">Pass grid variable selection as argument.</text:p>
            </text:list-item>
          </text:list>
        </text:list-item>
        <text:list-item>
          <text:p text:style-name="P13">Main script</text:p>
          <text:list>
            <text:list-item>
              <text:p text:style-name="P13">Split the stages better: deployment listing, binary file downloading, binary file conversion, data processing and data output.</text:p>
            </text:list-item>
            <text:list-item>
              <text:p text:style-name="P13">Use private product data paths configured in configuration section.</text:p>
            </text:list-item>
            <text:list-item>
              <text:p text:style-name="P13">Convert only newly downloaded files.</text:p>
            </text:list-item>
            <text:list-item>
              <text:p text:style-name="P13">Remove unused variable missionId.</text:p>
            </text:list-item>
            <text:list-item>
              <text:p text:style-name="P13">Use public products struct for public access to NetCDF and figures. It may contain the following fields:</text:p>
              <text:list>
                <text:list-item>
                  <text:p text:style-name="P13">NetCDF L0, L1 and L2 product public path (for THREDDS).</text:p>
                  <text:p text:style-name="P13">If the field is present the corresponding product is copied to given path.</text:p>
                </text:list-item>
                <text:list-item>
                  <text:p text:style-name="P13">Figures public path url for images and json:</text:p>
                  <text:p text:style-name="P13">If the field is present images are copied (linked?) to given path and a json file describing the figures is generated with the given name.</text:p>
                </text:list-item>
              </text:list>
            </text:list-item>
            <text:list-item>
              <text:p text:style-name="P13">Copy/link output products at the end of whole processing chain if needed (based on output products struct).</text:p>
            </text:list-item>
            <text:list-item>
              <text:p text:style-name="P13">Split sensor lag correction option into separated flags for each sensor. Each sensor has two option fields</text:p>
              <text:list>
                <text:list-item>
                  <text:p text:style-name="P13">enabling correction: true or false</text:p>
                </text:list-item>
                <text:list-item>
                  <text:p text:style-name="P13">correction parameters: struct with one field:</text:p>
                  <text:list>
                    <text:list-item>
                      <text:p text:style-name="P13">time constant (empty for estimation).</text:p>
                    </text:list-item>
                  </text:list>
                </text:list-item>
              </text:list>
            </text:list-item>
            <text:list-item>
              <text:p text:style-name="P13">Change thermal lag correction option specification. There are two option fields:</text:p>
              <text:list>
                <text:list-item>
                  <text:p text:style-name="P13">enabling correction: true or false.</text:p>
                </text:list-item>
                <text:list-item>
                  <text:p text:style-name="P13">correction parameters: struct array with fields:</text:p>
                  <text:list>
                    <text:list-item>
                      <text:p text:style-name="P13"><text:soft-page-break/>temperature serie to be used.</text:p>
                    </text:list-item>
                    <text:list-item>
                      <text:p text:style-name="P13">conductivity serie to be used.</text:p>
                    </text:list-item>
                    <text:list-item>
                      <text:p text:style-name="P13">constants ([a_o a_s t_o t_s], empty for estimation).</text:p>
                    </text:list-item>
                  </text:list>
                </text:list-item>
              </text:list>
            </text:list-item>
            <text:list-item>
              <text:p text:style-name="P13">Call new function performing quality control.</text:p>
            </text:list-item>
            <text:list-item>
              <text:p text:style-name="P13">Add grid variable options to configuration section.</text:p>
              <text:list>
                <text:list-item>
                  <text:p text:style-name="P13">variables to be gridded.</text:p>
                </text:list-item>
                <text:list-item>
                  <text:p text:style-name="P13">depth resolution.</text:p>
                </text:list-item>
              </text:list>
            </text:list-item>
            <text:list-item>
              <text:p text:style-name="P13">Remove unused xmlImgsList variable.</text:p>
            </text:list-item>
          </text:list>
        </text:list-item>
      </text:list>
      <text:h text:style-name="Heading_20_2" text:outline-level="2">Open questions</text:h>
      <text:list xml:id="list202452737" text:style-name="L8">
        <text:list-item>
          <text:p text:style-name="P14">Should file system layout and processing chain design be oriented towards a scheme based on</text:p>
          <text:list>
            <text:list-item>
              <text:p text:style-name="P14">glider &gt; deployment</text:p>
            </text:list-item>
            <text:list-item>
              <text:p text:style-name="P14">glider &gt; deployment &gt; mission</text:p>
            </text:list-item>
          </text:list>
        </text:list-item>
        <text:list-item>
          <text:p text:style-name="P14">Should we rethink the time sensor selection for Slocum data?</text:p>
          <text:p text:style-name="P14">Given the behavior of dba_merge (copying science timestamp to navigation timestamp) it seems that m_present_time should be used, and that both timestamps are assumed to be the same.</text:p>
        </text:list-item>
        <text:list-item>
          <text:p text:style-name="P14">Should we change sea water equation from EOS-80 to TEOS10 (from CSIRO's SeaWater library to GSW Oceanographic Toolbox)?</text:p>
        </text:list-item>
        <text:list-item>
          <text:p text:style-name="P14">Why ctd pressure is converted from bars to decibars?</text:p>
          <text:p text:style-name="P14">Probably because standard deriving functions from seawater toolbox (implementing UNESCO algorithms) want it this way.</text:p>
        </text:list-item>
        <text:list-item>
          <text:p text:style-name="P14">Shall we improve the cast identification (low pass filtering the depth, using the pitch, using an interval of minimum vertical speed...)?</text:p>
          <text:p text:style-name="P14">The original code identifies all casts but counts only valid CTD casts as described above.</text:p>
          <text:p text:style-name="P14">The new version identifies all casts in the same way, but count them all too, letting other processings select only the casts valid for them.</text:p>
        </text:list-item>
        <text:list-item>
          <text:p text:style-name="P14">Should pressure filter time constant be adjusted?</text:p>
          <text:p text:style-name="P14">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4"><text:a xlink:type="simple" xlink:href="http://www.seabird.com/pdf_documents/manuals/SBEDataProcessing_7.21k.pdf">http://www.seabird.com/pdf_documents/manuals/SBEDataProcessing_7.21k.pdf</text:a></text:p>
        </text:list-item>
        <text:list-item>
          <text:p text:style-name="P14">How to handle strange initial lines in ascii Slocum files?</text:p>
          <text:p text:style-name="P14">The conversion from Slocum binary data ([smdtne].bd) to ascii data (.dba) is done with the program dbd2asc. This program accepts an option -o documented as follows:</text:p>
          <text:p text:style-name="P14">-o Output initial data lines (makes it behave like version:none)</text:p>
          <text:p text:style-name="P14">From source code inspection, it seems that:</text:p>
          <text:list>
            <text:list-item>
              <text:p text:style-name="P14"><text:soft-page-break/><text:s/>when the option IS NOT used, the program dbd2asc ommits the first line of data of every input file. However, when this option is used</text:p>
            </text:list-item>
            <text:list-item>
              <text:p text:style-name="P14"><text:s/>when the option IS used, the program dbd2asc prints the first line of data of the first input file, and ommits the first line of data of all other input files.</text:p>
            </text:list-item>
          </text:list>
          <text:p text:style-name="P14">It seems that when this option is used, all dba lines contain a special first line of data, with some strange values (they look like internal variable initialization values).</text:p>
          <text:p text:style-name="P14">When this option is not used, most of the files DO NOT contain that line. However, there are still some files in which the line DOES appear, even if the -o option was not used. On this files, when the -o option is used two of these strange lines appear.</text:p>
          <text:p text:style-name="P14">Example file: ideep-2012-252-1-0.ebd</text:p>
          <text:p text:style-name="P14">What are these lines? What do they values mean?</text:p>
          <text:p text:style-name="P14">When are these lines included in the ascii version of data file even if the -o option was not used?</text:p>
          <text:p text:style-name="P14">The CTD timestamp sensor (sci_ctd41cp_timestamp) has always 0 value in this lines, and hence it is unusable (unless further ugly hacking). What should we do?</text:p>
        </text:list-item>
        <text:list-item>
          <text:p text:style-name="P14">Thermal lag correction may use wrong coefficients.</text:p>
          <text:p text:style-name="P14">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038695954" text:style-name="L9">
        <text:list-item>
          <text:list>
            <text:list-item>
              <text:p text:style-name="P15">In paper by Garau and others the coefficient description may be wrong. At least, it is not consistent with cited papers from Morison and others, and from Lueck and others (CONFIRMED and CORRECTED).</text:p>
            </text:list-item>
          </text:list>
        </text:list-item>
      </text:list>
      <text:list xml:id="list1168086884" text:continue-list="list202452737" text:style-name="L8">
        <text:list-item>
          <text:p text:style-name="P14">Thermal lag correction uses an undocumented depth rate to flow speed transformation.</text:p>
          <text:p text:style-name="P14">The thermal lag correction parameters depend on the flow speed inside the conductivity cell.</text:p>
          <text:p text:style-name="P14">This is computed from the surge speed (derived from the glider depth rate and the pitch angle), scaling it by a factor computed from the value of a polynomial at the same surge speed.</text:p>
          <text:p text:style-name="P14">The origin of the polynomial and the resulting factor is unknown (original code says 'ask Gordon for origin'). Where do all this come from?</text:p>
        </text:list-item>
      </text:list>
      <text:list xml:id="list350809380" text:style-name="L10">
        <text:list-item>
          <text:list>
            <text:list-item>
              <text:p text:style-name="P16">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1759920002" text:continue-list="list1168086884" text:style-name="L8">
        <text:list-item>
          <text:p text:style-name="P14">Shall/Can we improve thermal lag parameter estimation?</text:p>
          <text:p text:style-name="P14">Thermal lag parameters for glider casts are modeled as a function of the flow speed (<text:span text:style-name="T4">v</text:span>) according to the following equations for CTD profiles with non-constant velocity:</text:p>
          <text:list>
            <text:list-header>
              <text:p text:style-name="P14"><text:span text:style-name="T4">alpha</text:span> = <text:span text:style-name="T4">alpha_o</text:span> + <text:span text:style-name="T4">alpha_s</text:span> / <text:span text:style-name="T4">v</text:span></text:p>
              <text:p text:style-name="P14"><text:span text:style-name="T4">tau</text:span> = <text:span text:style-name="T4">tau_o</text:span> + <text:span text:style-name="T4">tau_s</text:span> / sqrt(<text:span text:style-name="T4">v</text:span>)</text:p>
            </text:list-header>
            <text:list-item>
              <text:p text:style-name="P17">Which objective function should we take?</text:p>
            </text:list-item>
          </text:list>
        </text:list-item>
      </text:list>
      <text:list xml:id="list1256572474" text:style-name="L11">
        <text:list-item>
          <text:list>
            <text:list-item>
              <text:p text:style-name="P18">Area in a temperature-salinity diagram or area in a depth-salinity diagram.</text:p>
              <text:list>
                <text:list-item>
                  <text:p text:style-name="P18"><text:soft-page-break/>Temperature-salinity option seems better, because of slow spatial variation. </text:p>
                </text:list-item>
              </text:list>
            </text:list-item>
            <text:list-item>
              <text:p text:style-name="P18">Should we correct both profiles as a single sequence, and take only up-down cast pairs?</text:p>
              <text:p text:style-name="P18">Since the correction is initially 0, in a down-up profile, the first segment of the second cast it is not corrected, even though it may be affected by thermal lag if it is near the thermocline.</text:p>
            </text:list-item>
          </text:list>
        </text:list-item>
      </text:list>
      <text:list xml:id="list966221635" text:continue-list="list1759920002" text:style-name="L8">
        <text:list-item>
          <text:list>
            <text:list-item>
              <text:p text:style-name="P17">Which initial conditions should we take?</text:p>
            </text:list-item>
          </text:list>
        </text:list-item>
      </text:list>
      <text:list xml:id="list1052722914" text:style-name="L12">
        <text:list-item>
          <text:list>
            <text:list-item>
              <text:p text:style-name="P19">[0 0 0 0] (this seems to be a local extremum for the constrained minimization, so it does not work well).</text:p>
            </text:list-item>
            <text:list-item>
              <text:p text:style-name="P19">[0.0135 0.0264 7.1499 2.7858] from Morison (1994).</text:p>
              <text:list>
                <text:list-item>
                  <text:p text:style-name="P19">This seems to be closely related to the method used. The interior point method seems to be the most suitable, and both conditions converge to very close solutions.</text:p>
                </text:list-item>
              </text:list>
            </text:list-item>
          </text:list>
        </text:list-item>
      </text:list>
      <text:list xml:id="list98160041" text:continue-list="list966221635" text:style-name="L8">
        <text:list-item>
          <text:list>
            <text:list-item>
              <text:p text:style-name="P17">Should we change the parameter constrains?</text:p>
            </text:list-item>
          </text:list>
        </text:list-item>
      </text:list>
      <text:list xml:id="list1486428540" text:style-name="L13">
        <text:list-item>
          <text:list>
            <text:list-item>
              <text:p text:style-name="P20">[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0"><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1894268556" text:continue-list="list98160041" text:style-name="L8">
        <text:list-item>
          <text:list>
            <text:list-item>
              <text:p text:style-name="P17">How do we deal with profile regions of slow flow speed?</text:p>
              <text:p text:style-name="P17">In these regions (near inflection points) the thermal lag parameter model is not valid because of the null speed flow.</text:p>
            </text:list-item>
          </text:list>
        </text:list-item>
        <text:list-item>
          <text:p text:style-name="P14">Is it better to compute the corrected salinity inside the sensor cell or outside the sensor cell?</text:p>
          <text:p text:style-name="P14">Now is computed inside the cell.</text:p>
          <text:p text:style-name="P14">Is the pressure sensor reading somehow related to the water cell inside or outside the sensor cell?</text:p>
        </text:list-item>
        <text:list-item>
          <text:p text:style-name="P14">What is the output of oxygen concentration from the sci_oxy3835_oxygen sensor?</text:p>
          <text:p text:style-name="P14">Masterdata says nodim (ugh!).</text:p>
          <text:p text:style-name="P14">Aandera data sheet says uMol (micromolar, micromoles of oxygen per liter of solution).</text:p>
          <text:p text:style-name="P14"><text:a xlink:type="simple" xlink:href="http://www.aadi.no/Aanderaa/Document%20Library/1/Data%20Sheets/Oxygen%20Optode%203835-4130-4175.pdf">http://www.aadi.no/Aanderaa/Document%20Library/1/Data%20Sheets/Oxygen%20Optode%203835-4130-4175.pdf</text:a></text:p>
        </text:list-item>
        <text:list-item>
          <text:p text:style-name="P14">Who is supposed to fill the geospatial deployment fields in the data base?</text:p>
        </text:list-item>
        <text:list-item>
          <text:p text:style-name="P14">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4">@GLIDERTEAM: Does the glider team has user and password for the Webb Research Company web site? Glider manual says that the glider software web site is (it does not work):</text:p>
          <text:p text:style-name="P14"><text:a xlink:type="simple" xlink:href="http://www.glider-doco.webbresearch.com/">http://www.glider-doco.webbresearch.com</text:a></text:p>
          <text:p text:style-name="P14">May be we should try:</text:p>
          <text:p text:style-name="P14"><text:a xlink:type="simple" xlink:href="http://dmz.webbresearch.com/">http://dmz.webbresearch.com</text:a></text:p>
          <text:p text:style-name="P14"><text:soft-page-break/></text:p>
        </text:list-item>
      </text:list>
      <text:h text:style-name="P25" text:outline-level="2">File system layout</text:h>
      <text:p text:style-name="Text_20_body">Proposal:</text:p>
      <text:list xml:id="list1248506691" text:style-name="L14">
        <text:list-item>
          <text:p text:style-name="P8">/home/glider</text:p>
          <text:list>
            <text:list-item>
              <text:p text:style-name="P23">data_new<text:span text:style-name="T2"> or </text:span>data_received<text:span text:style-name="T2"> or </text:span>data_input<text:span text:style-name="T2">: target folder for newly transmitted files for each glider (of current deployment).</text:span></text:p>
              <text:list>
                <text:list-item>
                  <text:p text:style-name="P23">${GLIDER as platform_name-instrument_name}<text:span text:style-name="T2">: logs and binaries downloaded from dockserver for current deployment of this glider.</text:span></text:p>
                </text:list-item>
              </text:list>
            </text:list-item>
            <text:list-item>
              <text:p text:style-name="P8">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21"><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21"><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1481266836" text:continue-numbering="true" text:style-name="L14">
          <text:list-item>
            <text:list>
              <text:list-item>
                <text:list>
                  <text:list-item>
                    <text:list>
                      <text:list-header>
                        <text:p text:style-name="P11">For slocum:</text:p>
                        <text:list>
                          <text:list-item>
                            <text:p text:style-name="P11">nav</text:p>
                          </text:list-item>
                          <text:list-item>
                            <text:p text:style-name="P11">sci </text:p>
                          </text:list-item>
                          <text:list-item>
                            <text:p text:style-name="P11">calibration</text:p>
                          </text:list-item>
                          <text:list-item>
                            <text:p text:style-name="P11">dockserver_01</text:p>
                          </text:list-item>
                          <text:list-item>
                            <text:p text:style-name="P11">dockserver_02</text:p>
                          </text:list-item>
                        </text:list>
                        <text:p text:style-name="P11">For seaglider:</text:p>
                        <text:list text:continue-numbering="true">
                          <text:list-item>
                            <text:p text:style-name="P11">data</text:p>
                          </text:list-item>
                          <text:list-item>
                            <text:p text:style-name="P11">cfcard</text:p>
                          </text:list-item>
                          <text:list-item>
                            <text:p text:style-name="P11">calibration</text:p>
                          </text:list-item>
                          <text:list-item>
                            <text:p text:style-name="P11">basestation_01</text:p>
                          </text:list-item>
                          <text:list-item>
                            <text:p text:style-name="P11">basestation_02</text:p>
                          </text:list-item>
                        </text:list>
                      </text:list-header>
                    </text:list>
                  </text:list-item>
                </text:list>
              </text:list-item>
            </text:list>
          </text:list-item>
        </text:list>
      </text:section>
      <text:list xml:id="list47110235" text:continue-numbering="true" text:style-name="L14">
        <text:list-item>
          <text:list>
            <text:list-item>
              <text:p text:style-name="P11"/>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492417896" text:style-name="L15">
        <text:list-item>
          <text:p text:style-name="P22">deployment</text:p>
          <text:list>
            <text:list-item>
              <text:p text:style-name="P22">mission 0</text:p>
              <text:list>
                <text:list-item>
                  <text:p text:style-name="P22">transect 0 (from waypoint 0 to waypoint 1)</text:p>
                  <text:list>
                    <text:list-item>
                      <text:p text:style-name="P22">mission segment 0</text:p>
                      <text:list>
                        <text:list-item>
                          <text:p text:style-name="P22">segment yo 0</text:p>
                          <text:list>
                            <text:list-item>
                              <text:p text:style-name="P22">downcast</text:p>
                            </text:list-item>
                            <text:list-item>
                              <text:p text:style-name="P22">upcast</text:p>
                            </text:list-item>
                          </text:list>
                        </text:list-item>
                        <text:list-item>
                          <text:p text:style-name="P22">segment yo 1</text:p>
                        </text:list-item>
                        <text:list-item>
                          <text:p text:style-name="P22">...</text:p>
                        </text:list-item>
                      </text:list>
                    </text:list-item>
                    <text:list-item>
                      <text:p text:style-name="P22">mission segment 1</text:p>
                    </text:list-item>
                    <text:list-item>
                      <text:p text:style-name="P22">...</text:p>
                    </text:list-item>
                  </text:list>
                </text:list-item>
                <text:list-item>
                  <text:p text:style-name="P22">transect 1 (from waypoint 1 to waypoint 2)</text:p>
                  <text:list>
                    <text:list-item>
                      <text:p text:style-name="P22">mission segment 2</text:p>
                    </text:list-item>
                    <text:list-item>
                      <text:p text:style-name="P22">…</text:p>
                    </text:list-item>
                  </text:list>
                </text:list-item>
                <text:list-item>
                  <text:p text:style-name="P22">...</text:p>
                </text:list-item>
              </text:list>
            </text:list-item>
            <text:list-item>
              <text:p text:style-name="P22">mission 1</text:p>
              <text:list>
                <text:list-item>
                  <text:p text:style-name="P22">transect 0</text:p>
                  <text:list>
                    <text:list-item>
                      <text:p text:style-name="P22">mission segment 0</text:p>
                    </text:list-item>
                    <text:list-item>
                      <text:p text:style-name="P22">mission segment 1</text:p>
                    </text:list-item>
                    <text:list-item>
                      <text:p text:style-name="P22">...</text:p>
                    </text:list-item>
                  </text:list>
                </text:list-item>
                <text:list-item>
                  <text:p text:style-name="P22">transect 1</text:p>
                  <text:list>
                    <text:list-item>
                      <text:p text:style-name="P22">mission segment 2</text:p>
                    </text:list-item>
                    <text:list-item>
                      <text:p text:style-name="P22">…</text:p>
                    </text:list-item>
                  </text:list>
                </text:list-item>
                <text:list-item>
                  <text:p text:style-name="P22">…</text:p>
                </text:list-item>
              </text:list>
            </text:list-item>
            <text:list-item>
              <text:p text:style-name="P22">...</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3-02-21T17:30:22</dc:date>
    <dc:creator>Joan Beltran</dc:creator>
    <meta:editing-duration>P76DT19H10M15S</meta:editing-duration>
    <meta:editing-cycles>86</meta:editing-cycles>
    <meta:generator>LibreOffice/3.3$Unix LibreOffice_project/330m19$Build-401</meta:generator>
    <meta:printed-by>Joan Beltran</meta:printed-by>
    <meta:print-date>2012-07-24T10:23:12</meta:print-date>
    <meta:document-statistic meta:table-count="0" meta:image-count="0" meta:object-count="0" meta:page-count="20" meta:paragraph-count="519" meta:word-count="5527" meta:character-count="35390"/>
  </office:meta>
</office:document-meta>
</file>